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mily-generic="roman"/>
    <style:font-face style:name="Segoe UI1" svg:font-family="'Segoe U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F" svg:font-family="F"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Body_20_Text">
      <style:text-properties fo:language="en" fo:country="GB"/>
    </style:style>
    <style:style style:name="P2" style:family="paragraph" style:parent-style-name="Body_20_Text" style:master-page-name="MP0">
      <style:paragraph-properties style:page-number="auto" fo:break-before="page"/>
      <style:text-properties fo:language="en" fo:country="GB"/>
    </style:style>
    <style:style style:name="T1" style:family="text">
      <style:text-properties fo:font-style="italic" style:font-style-asian="italic"/>
    </style:style>
    <style:style style:name="T2" style:family="text">
      <style:text-properties style:font-name="Times New Roman" fo:font-size="12pt" fo:background-color="transparent" style:font-size-asian="12pt" style:font-size-complex="12pt"/>
    </style:style>
    <style:style style:name="T3" style:family="text">
      <style:text-properties style:font-name="Times New Roman" fo:font-size="12pt" style:font-name-asian="Calibri" style:font-size-asian="12pt" style:language-asian="en" style:country-asian="US" style:font-size-complex="12pt"/>
    </style:style>
    <style:style style:name="T4" style:family="text">
      <style:text-properties style:font-name="Times New Roman" fo:background-color="transparent" style:font-size-complex="12pt"/>
    </style:style>
    <style:style style:name="T5" style:family="text">
      <style:text-properties style:font-name="Times New Roman" style:font-size-complex="12pt"/>
    </style:style>
    <style:style style:name="T6" style:family="text">
      <style:text-properties style:use-window-font-color="true" style:font-name="Times New Roman" style:font-size-complex="12pt"/>
    </style:style>
    <style:style style:name="T7" style:family="text">
      <style:text-properties fo:color="#ff00ff"/>
    </style:style>
    <style:style style:name="T8" style:family="text">
      <style:text-properties style:font-name="Calibri" style:font-name-asian="Calibri" style:language-asian="en" style:country-asian="US"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pyeditor : Mathilde Nicolas. </text:p>
      <text:p text:style-name="P1">Creator: Renaudot, Théophraste (1586-1653). </text:p>
      <text:p text:style-name="Body_20_Text">Title: « Les particularitez des divertissemens pris à Versailles par leurs Majestés », dans Recueil des gazettes nouvelles, ordinaires et extraordinaires. Relations et récits des choses avenues tant en ce royaume qu'ailleurs, pendant l'année mil six cent soixante-quatre. </text:p>
      <text:p text:style-name="Body_20_Text">Date: 1664/05/28. </text:p>
      <text:p text:style-name="Body_20_Text">Bibl: Renaudot, Théophraste, <text:span text:style-name="Default_20_Paragraph_20_Font"><text:span text:style-name="T1">« Les particularitez des divertissemens pris à Versailles par leurs Majestés », dans Recueil des gazettes nouvelles, ordinaires et extraordinaires. Relations et récits des choses avenues tant en ce royaume qu'ailleurs, pendant l'année mil six cent soixante-quatre.</text:span></text:span>, Paris, Bureau d’adresse, 1664.</text:p>
      <text:p text:style-name="Body_20_Text"/>
      <text:p text:style-name="Body_20_Text"/>
      <text:p text:style-name="Body_20_Text"><text:span text:style-name="_3c_pb_3e_"><text:span text:style-name="T2">481</text:span></text:span></text:p>
      <text:p text:style-name="Body_20_Text">LES <text:s/>PARTICVLARITEZ Des Divertissemens pris à Versailles, par Leurs Majestez. </text:p>
      <text:p text:style-name="Body_20_Text"/>
      <text:p text:style-name="Body_20_Text">Pvis qu'ils sont des effets de cette Paix glorieuse que nostre <text:span text:style-name="_3c_persName_3e_"><text:span text:style-name="T4">Grand Monarque</text:span></text:span> a procurée toute l'Europe, il est bien juste qu'on en fasse vne Peinture parlante en faveur de tous les Peuples qui la composent : &amp; d'ailleurs, ils ont esté trop éclatans &amp; trop magnifiques, pour n'estre pas vn sujet d'admiration à vn chacun en leur donnant pour Théatre, tous les lieux où l'Histoire journaliére en peut transporter le Spectacle.</text:p>
      <text:p text:style-name="Body_20_Text"/>
      <text:p text:style-name="Body_20_Text">Ils avoyent pour titre, les Plaisirs de l’Isle enchantée, où la <text:span text:style-name="_3c_name_3e_"><text:span text:style-name="T4">Magicienne Alcine</text:span></text:span> que nous dépeint l'<text:span text:style-name="Comment_20_Reference"><text:span text:style-name="T3"><office:annotation office:name="0"><dc:creator>Windows User</dc:creator><dc:date>2020-02-07T14:40:00.92</dc:date><text:p>Comment baliser l’Arioste ?</text:p><text:p/></office:annotation></text:span></text:span>Arioste<office:annotation-end office:name="0"/>, arrestoit aupres d'elle, grand mombre de <text:span text:style-name="_3c_name_3e_"><text:span text:style-name="T4">Chevaliers</text:span></text:span>, tant par les charmes de sa beauté, que par ses enchantemens : &amp; le <text:span text:style-name="_3c_persName_3e_"><text:span text:style-name="T4">Duc</text:span></text:span><text:span text:style-name="_3c_persName_3e_"><text:span text:style-name="T4"> </text:span></text:span><text:span text:style-name="_3c_persName_3e_"><text:span text:style-name="T4">de S. Agnan</text:span></text:span>, reconnu pour l'vn des plus beaux</text:p>
      <text:p text:style-name="Body_20_Text"/>
      <text:p text:style-name="Body_20_Text"><text:span text:style-name="_3c_pb_3e_"><text:span text:style-name="T2">482</text:span></text:span></text:p>
      <text:p text:style-name="Body_20_Text">Esprits de la Cour, ayant envelopé ces Divertissemens, d'vne si agréable Fable, comme cette <text:span text:style-name="_3c_name_3e_"><text:span text:style-name="T4">Magicienne</text:span></text:span> se servoit des Tournoys, des Festins, de la Comédie , &amp; de la Musique, aussi bien que du pouvoir de ses Démons, pour mieux captiver ses Amans, ils furent composez d’vne <text:span text:style-name="_3c_tech_3e_"><text:span text:style-name="T4">Course de</text:span></text:span><text:span text:style-name="_3c_tech_3e_"><text:span text:style-name="T4"> </text:span></text:span><text:span text:style-name="_3c_tech_3e_"><text:span text:style-name="T4">Bague</text:span></text:span> pour la premiére Iournée, d'vne <text:span text:style-name="_3c_tech_3e_"><text:span text:style-name="T4">Comé</text:span></text:span><text:span text:style-name="_3c_tech_3e_"><text:span text:style-name="T4">die</text:span></text:span> pour la seconde, &amp; d'vn <text:span text:style-name="_3c_tech_3e_"><text:span text:style-name="T4">Balet</text:span></text:span> pour la 3, avec <text:span text:style-name="_3c_tech_3e_"><text:span text:style-name="T4">Festins</text:span></text:span>, <text:span text:style-name="_3c_tech_3e_"><text:span text:style-name="T4">Concerts</text:span></text:span>, &amp; tout ce qui estoit capable de les rendre dignes de la plus galante, &amp; de la plus pompeuse Cour de l'Vnivers. On avoit, aussi, feint tres agréablement, qu'<text:span text:style-name="_3c_name_3e_"><text:span text:style-name="T4">Alcine</text:span></text:span> n’estant pas contante de ne faire parétre la force de ses enchantemens qu' en vn seul endroit, apres avoir visité divers Climats, l’avoit fait aborder en France : &amp; que pour rendre <text:soft-page-break/>hommage à la <text:span text:style-name="_3c_persName_3e_"><text:span text:style-name="T4">Reyne</text:span></text:span>, dont les rares qualitez lui causoyent autant de respect que d'admiration, elle avoit ordonné aux <text:span text:style-name="_3c_name_3e_"><text:span text:style-name="T4">Guerriers</text:span></text:span> qu’elle tenoit ainsi enchainez, de faire tout ce qu'ils pourroyent pour plaire à vne grande &amp; si belle Princesse. </text:p>
      <text:p text:style-name="Body_20_Text">Suivant vn projet si bien concerté, les Plaisirs de l’Isle enchantée se commancérent le <text:span text:style-name="_3c_date_3e_"><text:span text:style-name="T5">7 de ce</text:span></text:span><text:span text:style-name="_3c_date_3e_"><text:span text:style-name="T5"> </text:span></text:span><text:span text:style-name="_3c_date_3e_"><text:span text:style-name="T5">mois</text:span></text:span>, par la <text:span text:style-name="_3c_tech_3e_"><text:span text:style-name="T4">Course de Bague</text:span></text:span>, pour le sujet de laquelle le <text:span text:style-name="_3c_persName_3e_"><text:span text:style-name="T4">Duc de </text:span></text:span><text:span text:style-name="_3c_persName_3e_"><text:span text:style-name="T4">Saint Agnan</text:span></text:span> avoit, pareillement, choisi les <text:span text:style-name="_3c_tech_3e_"><text:span text:style-name="T4">I</text:span></text:span><text:span text:style-name="_3c_tech_3e_"><text:span text:style-name="T4">eux Pythiens</text:span></text:span> où <text:span text:style-name="_3c_name_3e_"><text:span text:style-name="T4">Apollon</text:span></text:span> pré-</text:p>
      <text:p text:style-name="Body_20_Text"/>
      <text:p text:style-name="Body_20_Text"><text:span text:style-name="_3c_pb_3e_"><text:span text:style-name="T2">483</text:span></text:span></text:p>
      <text:p text:style-name="Body_20_Text">sidoit: &amp; le lieu de ce <text:span text:style-name="_3c_tech_3e_"><text:span text:style-name="T4">Tournoy</text:span></text:span> fut établi dans le <text:span text:style-name="_3c_placeName_3e_"><text:span text:style-name="T4">Petit Parc</text:span></text:span>, <text:span text:style-name="_3c_placeName_3e_"><text:span text:style-name="T4">au milieu de la grande Allée qui</text:span></text:span><text:span text:style-name="_3c_placeName_3e_"><text:span text:style-name="T4"> </text:span></text:span><text:span text:style-name="_3c_placeName_3e_"><text:span text:style-name="T4">regarde le Chasteau de Versailles</text:span></text:span>, lequel estant vn Composé de ce que l’Art &amp; la Nature sçauroyent assambler de beau &amp; de délicieux, pouvoit bien estre vne Image de cette Isle enchantée.</text:p>
      <text:p text:style-name="Body_20_Text">On avoit dressé sur les <text:span text:style-name="_3c_placeName_3e_"><text:span text:style-name="T4">trois Avenü</text:span></text:span><text:span text:style-name="_3c_placeName_3e_"><text:span text:style-name="T4">es</text:span></text:span> autant de <text:span text:style-name="_3c_tech_3e_"><text:span text:style-name="T4">grands Por</text:span></text:span><text:span text:style-name="_3c_tech_3e_"><text:span text:style-name="T4">tiques de verdure, ornez d'Escussons</text:span></text:span> ; avec de hautes Figures, &amp; des Trophées qui les rendoyent fort superbes : &amp; à l’entrée d'vn Rond qui se forme au milieu de cette Allée, en descendant du Chasteau, l’on avoit mis les <text:span text:style-name="Comment_20_Reference"><text:span text:style-name="T3"><office:annotation office:name="1"><dc:creator>Windows User</dc:creator><dc:date>2020-02-14T15:28:00.93</dc:date><text:p>Faut-il baliser les hauts dais et les échafaux en technique ? </text:p><text:p><text:s/></text:p></office:annotation></text:span></text:span><text:span text:style-name="_3c_tech_3e_"><text:span text:style-name="T4">hauts Dais</text:span></text:span> <office:annotation-end office:name="1"/>pour <text:span text:style-name="_3c_persName_3e_"><text:span text:style-name="T4">les Re</text:span></text:span><text:span text:style-name="_3c_persName_3e_"><text:span text:style-name="T4">ynes</text:span></text:span>, avec des <text:span text:style-name="_3c_tech_3e_"><text:span text:style-name="T4">Echa</text:span></text:span><text:span text:style-name="_3c_tech_3e_"><text:span text:style-name="T4">faux </text:span></text:span>pour toute la Cour.</text:p>
      <text:p text:style-name="Body_20_Text"><text:span text:style-name="_3c_persName_3e_"><text:span text:style-name="T4">Leurs Majestez</text:span></text:span> s’y estans placées sur les <text:span text:style-name="Comment_20_Reference"><text:span text:style-name="T3"><office:annotation office:name="2"><dc:creator>Windows User</dc:creator><dc:date>2020-02-14T15:29:00.93</dc:date><text:p>Comment baliser les heures ? </text:p><text:p/></office:annotation></text:span></text:span><text:span text:style-name="_3c_date_3e_"><text:span text:style-name="T5">Si</text:span></text:span><text:span text:style-name="_3c_date_3e_"><text:span text:style-name="T5">x </text:span></text:span><text:span text:style-name="_3c_date_3e_"><text:span text:style-name="T5">heures du soir</text:span></text:span><office:annotation-end office:name="2"/>, <text:span text:style-name="_3c_persName_3e_"><text:span text:style-name="T4">le Roy</text:span></text:span>, &amp; les principaux Seigneurs qui représentoyent avec <text:span text:style-name="_3c_persName_3e_"><text:span text:style-name="T4">Sa Maj</text:span></text:span><text:span text:style-name="_3c_persName_3e_"><text:span text:style-name="T4">esté</text:span></text:span>, autant de <text:span text:style-name="_3c_name_3e_"><text:span text:style-name="T4">Chevalie</text:span></text:span><text:span text:style-name="_3c_name_3e_"><text:span text:style-name="T4">rs</text:span></text:span>, parurent en cet ordre, tous <text:span text:style-name="_3c_tech_3e_"><text:span text:style-name="T4">richement vestus à la Gréque</text:span></text:span>, &amp; formans vn tres brillante <text:span text:style-name="_3c_tech_3e_"><text:span text:style-name="T4">Quadrille</text:span></text:span>.</text:p>
      <text:p text:style-name="Body_20_Text">Vn <text:span text:style-name="_3c_name_3e_"><text:span text:style-name="T4">Héraut d'Armes</text:span></text:span> marchoit à la teste avec trois Pages, l’vn de <text:span text:style-name="_3c_name_3e_"><text:span text:style-name="T4">Roger</text:span></text:span>, Chef de la Quadrille, le 2, de <text:span text:style-name="_3c_name_3e_"><text:span text:style-name="T4">Guidon le Sauvage</text:span></text:span>, Maréchal de Camp, &amp; le 3, d'<text:span text:style-name="_3c_name_3e_"><text:span text:style-name="T4">Oger le Danois</text:span></text:span>, Iuge des Courses, dont ils portoyent les Lances, &amp; les Ecus.</text:p>
      <text:p text:style-name="Body_20_Text">Sur leurs pas, estoyent <text:span text:style-name="_3c_tech_3e_"><text:span text:style-name="T4">4 Trompettes</text:span></text:span> &amp; <text:span text:style-name="_3c_tech_3e_"><text:span text:style-name="T4">deux</text:span></text:span></text:p>
      <text:p text:style-name="Body_20_Text"/>
      <text:p text:style-name="Body_20_Text"><text:span text:style-name="_3c_pb_3e_"><text:span text:style-name="T2">484</text:span></text:span></text:p>
      <text:p text:style-name="Body_20_Text"><text:span text:style-name="_3c_tech_3e_"><text:span text:style-name="T4">Tymbales</text:span></text:span> qui inspiroyent la gayeté, en remplissant l'air de leurs fanfares, &amp; de leurs sons : &amp; apres eux, venoit <text:span text:style-name="_3c_name_3e_"><text:span text:style-name="T4">Guidon le Sauvage</text:span></text:span> Maréchal de Camp, representé par le <text:span text:style-name="_3c_persName_3e_"><text:span text:style-name="T4">Duc de S. Agnan</text:span></text:span>, qui avoit pour corps de sa Devise, vn Tymbre d'Horloge frapé par le marteau, avec cette Ame, <text:span text:style-name="_3c_foreign_3e_"><text:span text:style-name="T5">De mis golp</text:span></text:span><text:span text:style-name="_3c_foreign_3e_"><text:span text:style-name="T5">es, mi Ruido</text:span></text:span>, &amp; pour sa couleur, blanc &amp; or, avec des galans incarnats &amp; noirs.</text:p>
      <text:p text:style-name="Body_20_Text">Il estoit joint par <text:span text:style-name="_3c_tech_3e_"><text:span text:style-name="T4">huit autres Trompettes</text:span></text:span> &amp; <text:span text:style-name="_3c_tech_3e_"><text:span text:style-name="T4">d</text:span></text:span><text:span text:style-name="_3c_tech_3e_"><text:span text:style-name="T4">eux</text:span></text:span><text:span text:style-name="_3c_tech_3e_"><text:span text:style-name="T4"> </text:span></text:span><text:span text:style-name="_3c_tech_3e_"><text:span text:style-name="T4">Tymbales</text:span></text:span> qui devançoyent <text:span text:style-name="_3c_name_3e_"><text:span text:style-name="T4">Roger</text:span></text:span>, représenté avec tous les avantages du plus achevé des Héros, puis qu'il l’estoit par vn <text:span text:style-name="_3c_persName_3e_"><text:span text:style-name="T4">Roy</text:span></text:span> qui ne peut avoir de pareil. Aussi, le Corps de sa Devise estoit vn Soleil, pour montrer qu'il est vnique comme ce bel Astre : &amp; ces paroles, <text:span text:style-name="_3c_foreign_3e_"><text:span text:style-name="T5">Neccess</text:span></text:span><text:span text:style-name="_3c_foreign_3e_"><text:span text:style-name="T5">o,</text:span></text:span><text:span text:style-name="_3c_foreign_3e_"><text:span text:style-name="T6"> </text:span></text:span><text:span text:style-name="_3c_foreign_3e_"><text:span text:style-name="T5">necerro</text:span></text:span>, qui en faisoyent l'ame, exprimoyent, pareillement des mieux, qu'il ne se lasse, ni ne s'égare jamais, non plus que lui, dans ses glorieux</text:p>
      <text:p text:style-name="Body_20_Text">Travaux.</text:p>
      <text:p text:style-name="Body_20_Text"><text:soft-page-break/><text:span text:style-name="_3c_persName_3e_"><text:span text:style-name="T4">S</text:span></text:span><text:span text:style-name="_3c_persName_3e_"><text:span text:style-name="T4">a Majesté</text:span></text:span> estoit avantageusement vestüe &amp; montée, ayant sa couleur de Feu, or, &amp; argent : &amp; le <text:span text:style-name="_3c_persName_3e_"><text:span text:style-name="T4">Duc de Noailles</text:span></text:span> représentoit derriére Elle, <text:span text:style-name="_3c_name_3e_"><text:span text:style-name="T4">Oge</text:span></text:span><text:span text:style-name="_3c_name_3e_"><text:span text:style-name="T4">r le Danois</text:span></text:span>, Iuge du Camp, avec sa Devise composée d'vn Aigle qui à la vüe du Soleil, ouvre ses ailes pour s’en approcher, &amp; de ces paroles, <text:span text:style-name="_3c_foreign_3e_"><text:span text:style-name="T5">Fideli</text:span></text:span><text:span text:style-name="_3c_foreign_3e_"><text:span text:style-name="T5">s</text:span></text:span></text:p>
      <text:p text:style-name="Body_20_Text"/>
      <text:p text:style-name="Body_20_Text"><text:span text:style-name="_3c_pb_3e_"><text:span text:style-name="T2">485</text:span></text:span></text:p>
      <text:p text:style-name="Body_20_Text"><text:span text:style-name="_3c_foreign_3e_"><text:span text:style-name="T5">Caudax</text:span></text:span>, ayant sa couleur de Feu, noir, &amp; argent.</text:p>
      <text:p text:style-name="Body_20_Text">Il estoit suivi par le <text:span text:style-name="_3c_persName_3e_"><text:span text:style-name="T4">Duc de Guys</text:span></text:span><text:span text:style-name="_3c_persName_3e_"><text:span text:style-name="T4">e</text:span></text:span>, &amp; le <text:span text:style-name="_3c_persName_3e_"><text:span text:style-name="T4">Comte d' Armagnac</text:span></text:span>, le premier représentant <text:span text:style-name="_3c_name_3e_"><text:span text:style-name="T4">Aquil</text:span></text:span><text:span text:style-name="_3c_name_3e_"><text:span text:style-name="T4">ant le Noir</text:span></text:span>, avec vn Lion qui dormoit, accompagné de ces paroles, <text:span text:style-name="_3c_foreign_3e_"><text:span text:style-name="T5">Et</text:span></text:span><text:span text:style-name="_3c_foreign_3e_"><text:span text:style-name="T5"> quiescente pa</text:span></text:span><text:span text:style-name="_3c_foreign_3e_"><text:span text:style-name="T5">v</text:span></text:span><text:span text:style-name="_3c_foreign_3e_"><text:span text:style-name="T5">es</text:span></text:span><text:span text:style-name="_3c_foreign_3e_"><text:span text:style-name="T5">cunt</text:span></text:span> : &amp; l'autre <text:span text:style-name="_3c_name_3e_"><text:span text:style-name="T4">Griffon le Blanc</text:span></text:span>, qui avoit pour corps de sa Devise, vne Hermine, avec cette ame, <text:span text:style-name="_3c_foreign_3e_"><text:span text:style-name="T5">Ex candore decus</text:span></text:span>, &amp; pour la couleur, argent &amp; blanc.</text:p>
      <text:p text:style-name="Body_20_Text">Apres eux estoyent les <text:span text:style-name="_3c_persName_3e_"><text:span text:style-name="T4">Ducs de Foix</text:span></text:span> &amp; <text:span text:style-name="_3c_persName_3e_"><text:span text:style-name="T4">de </text:span></text:span><text:span text:style-name="_3c_persName_3e_"><text:span text:style-name="T4">Coaslin</text:span></text:span>, dont le premier désignoit <text:span text:style-name="_3c_name_3e_"><text:span text:style-name="T4">Renaud</text:span></text:span>, ayant pour Devise, vn Vaisseau dans la Mer, avec ces mots, <text:span text:style-name="_3c_foreign_3e_"><text:span text:style-name="T5">Longe levis aura feret</text:span></text:span>, &amp; pour couleur incarnat, or &amp; argent : &amp; le second, désignoit <text:span text:style-name="_3c_name_3e_"><text:span text:style-name="T4">Dadon</text:span></text:span>, ayant pour Devise, vn Soleil, &amp; l’Helyotrope qui ensüit tous les mouvernens, avec ces mots, <text:span text:style-name="_3c_foreign_3e_"><text:span text:style-name="T5">Splendor ab ubsequio</text:span></text:span>, &amp; pour couleur, vert, <text:s/>blanc, &amp; argent. </text:p>
      <text:p text:style-name="Body_20_Text">Ils estoyent joints par le <text:span text:style-name="_3c_persName_3e_"><text:span text:style-name="T4">Comte de Lude</text:span></text:span>, &amp; le <text:span text:style-name="_3c_persName_3e_"><text:span text:style-name="T4">Prince de Marillac</text:span></text:span> : celui là représentant <text:span text:style-name="_3c_name_3e_"><text:span text:style-name="T4">Astolphe</text:span></text:span>, avec vn Chifre en forme de Noeud, accompagné de cette ame, <text:span text:style-name="_3c_foreign_3e_"><text:span text:style-name="T5">Non fia mai </text:span></text:span><text:span text:style-name="_3c_foreign_3e_"><text:span text:style-name="T5">sciolto</text:span></text:span>, &amp; pour couleur, incarnat, blanc, &amp; argent: &amp; celui-ci, <text:span text:style-name="_3c_name_3e_"><text:span text:style-name="T4">Brandimart</text:span></text:span>, avec vne Montre en relief, dont on voyoit les ressorts, accompagnez de ces paroles, <text:span text:style-name="_3c_foreign_3e_"><text:span text:style-name="T5">chieto suor, comm</text:span></text:span><text:span text:style-name="_3c_foreign_3e_"><text:span text:style-name="T5">oto dentro</text:span></text:span>, &amp; pour</text:p>
      <text:p text:style-name="Body_20_Text"/>
      <text:p text:style-name="Body_20_Text"><text:span text:style-name="_3c_pb_3e_"><text:span text:style-name="T2">486</text:span></text:span></text:p>
      <text:p text:style-name="Body_20_Text">couleur, jaune, blanc, argent, &amp; noir.</text:p>
      <text:p text:style-name="Body_20_Text">Ensüite, paressoyent le <text:span text:style-name="_3c_persName_3e_"><text:span text:style-name="T4">Marquis de Villequier</text:span></text:span> qui représentoit <text:span text:style-name="_3c_name_3e_"><text:span text:style-name="T4">Richardet</text:span></text:span>, ayant pour Devise, vn Aigle qui plane devant le Soleil, avec ces mots, <text:span text:style-name="_3c_foreign_3e_"><text:span text:style-name="T5">V</text:span></text:span><text:span text:style-name="_3c_foreign_3e_"><text:span text:style-name="T5">ni militat Astro</text:span></text:span>, &amp; pour couleur, blanc, or, &amp; argent : &amp; le <text:span text:style-name="_3c_persName_3e_"><text:span text:style-name="T4">Marquis de Soye</text:span></text:span><text:span text:style-name="_3c_persName_3e_"><text:span text:style-name="T4">court</text:span></text:span>, qui représentoit <text:span text:style-name="_3c_name_3e_"><text:span text:style-name="T4">O</text:span></text:span><text:span text:style-name="_3c_name_3e_"><text:span text:style-name="T4">livier</text:span></text:span>, ayant pour Devise, vne Massüe d'Hercule, avec cette ame, <text:span text:style-name="_3c_foreign_3e_"><text:span text:style-name="T5">Vix æquat fama labores</text:span></text:span>, &amp; pour couleur, bleu, blanc, &amp; argent.</text:p>
      <text:p text:style-name="Body_20_Text">Ils avoyent apres eux, le <text:span text:style-name="_3c_persName_3e_"><text:span text:style-name="T4">Marquis d'Humiéres</text:span></text:span> qui désignoit <text:span text:style-name="_3c_name_3e_"><text:span text:style-name="T4">Ariodant</text:span></text:span>, &amp; avoit pour Devise, toutes sortes de Couronnes, avec ces mots, <text:span text:style-name="_3c_foreign_3e_"><text:span text:style-name="T5">No </text:span></text:span><text:span text:style-name="_3c_foreign_3e_"><text:span text:style-name="T5">quiero menos</text:span></text:span>, ainsi que pour couleur, celle de<text:span text:style-name="Default_20_Paragraph_20_Font"><text:span text:style-name="T7"> </text:span></text:span>chair, blanc, &amp; argent : &amp; le <text:span text:style-name="_3c_persName_3e_"><text:span text:style-name="T4">Marq</text:span></text:span><text:span text:style-name="_3c_persName_3e_"><text:span text:style-name="T4">uis</text:span></text:span><text:span text:style-name="_3c_persName_3e_"><text:span text:style-name="T4"> </text:span></text:span><text:span text:style-name="_3c_persName_3e_"><text:span text:style-name="T4">de la Val</text:span></text:span><text:span text:style-name="_3c_persName_3e_"><text:span text:style-name="T4">liére</text:span></text:span>, qui désignoit <text:span text:style-name="_3c_name_3e_"><text:span text:style-name="T4">Zerbin</text:span></text:span>, &amp; avoit pour Devise, vn Phoenix embrasé par le Soleil, sur vn Rocher, avec ces paroles, <text:span text:style-name="_3c_foreign_3e_"><text:span text:style-name="T5">Hoc juvat vri</text:span></text:span>, &amp; pour couleur, gris de lin, blanc, &amp; argent. </text:p>
      <text:p text:style-name="Body_20_Text">Le <text:span text:style-name="_3c_persName_3e_"><text:span text:style-name="T4">Duc d'Engu</text:span></text:span><text:span text:style-name="_3c_persName_3e_"><text:span text:style-name="T4">yen</text:span></text:span> venoit seul, &amp; représentoit <text:span text:style-name="_3c_name_3e_"><text:span text:style-name="T4">Roland</text:span></text:span> : ayant pour Devise, vn Dard enlassé de Laurier, avec cette ame, <text:span text:style-name="_3c_foreign_3e_"><text:span text:style-name="T5">Certo ferit</text:span></text:span>, &amp; sa couleur de feu, noir, &amp; or.</text:p>
      <text:p text:style-name="Body_20_Text">Cette charmante <text:span text:style-name="_3c_persName_3e_"><text:span text:style-name="T4">Troupe</text:span></text:span> estoit suivie par <text:span text:style-name="_3c_name_3e_"><text:span text:style-name="T4">Apol</text:span></text:span><text:span text:style-name="_3c_name_3e_"><text:span text:style-name="T4">lon</text:span></text:span> assis sur vn <text:span text:style-name="_3c_tech_3e_"><text:span text:style-name="T4">Char de Triomphe, de 20 pieds </text:span></text:span></text:p>
      <text:p text:style-name="Body_20_Text"><text:soft-page-break/><text:span text:style-name="_3c_tech_3e_"><text:span text:style-name="T4">de haut, de dix de large, &amp; de 24 de long</text:span></text:span>, telle, </text:p>
      <text:p text:style-name="Body_20_Text"/>
      <text:p text:style-name="Body_20_Text"><text:span text:style-name="_3c_pb_3e_"><text:span text:style-name="T2">487</text:span></text:span></text:p>
      <text:p text:style-name="Body_20_Text">ment enrichi d'or, de Statües, d'Animaux, &amp; de Festons, avec les Armes Royales, qu'il ne se</text:p>
      <text:p text:style-name="Body_20_Text">peut rien voir de plus pompeux qu'estoit cette <text:span text:style-name="_3c_tech_3e_"><text:span text:style-name="T4">roulante Machine</text:span></text:span>, tirée par quatre grands chevaux qui représentoyent <text:span text:style-name="_3c_name_3e_"><text:span text:style-name="T4">les quatre Saisons</text:span></text:span>, par les différantes couleurs de leur poil.</text:p>
      <text:p text:style-name="Body_20_Text">Le <text:span text:style-name="_3c_name_3e_"><text:span text:style-name="T4">Dieu</text:span></text:span> y estoit accompagné des <text:span text:style-name="_3c_name_3e_"><text:span text:style-name="T4">quatre </text:span></text:span><text:span text:style-name="_3c_name_3e_"><text:span text:style-name="T4">Aages</text:span></text:span> assis à ses pieds, sur de vastes degrez qui</text:p>
      <text:p text:style-name="Body_20_Text">lui formoyent vn Trône, ainsi que du <text:span text:style-name="_3c_name_3e_"><text:span text:style-name="T4">Temps</text:span></text:span>, qui gouvernoit <text:span text:style-name="_3c_tech_3e_"><text:span text:style-name="T4">le Char</text:span></text:span>, représenté par vn <text:span text:style-name="Comment_20_Reference"><text:span text:style-name="T3"><office:annotation office:name="3"><dc:creator>Windows User</dc:creator><dc:date>2020-02-14T15:37:00.95</dc:date><text:p>Le vieillard ailé est-il un personnage de la pièce ?</text:p><text:p/></office:annotation></text:span></text:span>Vieillard ailé,<office:annotation-end office:name="3"/> avec vn Sable sur la teste, &amp; vne Faux <text:s/>couchée à ses pieds : les <text:span text:style-name="_3c_name_3e_"><text:span text:style-name="T4">12 Signes du Zodiaque</text:span></text:span>, &amp; les <text:span text:style-name="_3c_name_3e_"><text:span text:style-name="T4">12 Heures du Jour</text:span></text:span> estans autour de lui, avec les Hyéroglifes qui les défignent.</text:p>
      <text:p text:style-name="Body_20_Text">Enfin, venoyent les <text:span text:style-name="_3c_name_3e_"><text:span text:style-name="T4">Pages des Chevaliers</text:span></text:span>, portans leurs Lances, &amp; les Ecus de leurs Devi- ses, tous richement vestus : puis <text:span text:style-name="_3c_name_3e_"><text:span text:style-name="T4">20 Pasteurs</text:span></text:span> chargez de toutes les piéces de la Barriére dont la Lyce devoit estre fermée.</text:p>
      <text:p text:style-name="Body_20_Text">Les <text:span text:style-name="_3c_name_3e_"><text:span text:style-name="T4">Chevaliers</text:span></text:span> estans entrez par l'vn des Portiques qui aboutissoyent aux avenües du Camp, apres en avoir fait le tour, s'arrestérent devant <text:span text:style-name="_3c_persName_3e_"><text:span text:style-name="T4">les Reynes</text:span></text:span>, &amp; <text:span text:style-name="_3c_name_3e_"><text:span text:style-name="T4">Apollon</text:span></text:span> fit avec les <text:span text:style-name="_3c_name_3e_"><text:span text:style-name="T4">4 Siécles</text:span></text:span>, vn charmant Dialogue en Vers, à la loüange de la France, de <text:span text:style-name="_3c_persName_3e_"><text:span text:style-name="T4">la Reyne</text:span></text:span>, &amp; du <text:span text:style-name="_3c_persName_3e_"><text:span text:style-name="T4">Roy</text:span></text:span> : apres quoy, tous ayans repris leur tour à gauche, au mesme ordre</text:p>
      <text:p text:style-name="Body_20_Text"/>
      <text:p text:style-name="Body_20_Text"><text:span text:style-name="_3c_pb_3e_"><text:span text:style-name="T2">488</text:span></text:span></text:p>
      <text:p text:style-name="Body_20_Text">quils estoyent venus, ils sortirent du Camp, pour faire place aux <text:span text:style-name="_3c_name_3e_"><text:span text:style-name="T4">Pasteurs</text:span></text:span>, qui en vn instant, posérent la Barriére, &amp; favoriserent, ainsi, l'ardeur que nos <text:span text:style-name="_3c_name_3e_"><text:span text:style-name="T4">Chevaliers</text:span></text:span> avoyent de signaler leur adresse.</text:p>
      <text:p text:style-name="Body_20_Text">C’est ce qu'ils firent à l'envi, animez au point qu’il est aisé de l’imaginer ayans l’honneur d’estre en cette occasion, les oncurrans d’vn si grand <text:span text:style-name="_3c_persName_3e_"><text:span text:style-name="T4">Roy</text:span></text:span>, excepté les <text:span text:style-name="_3c_persName_3e_"><text:span text:style-name="T4">Ducs de S. Agnan</text:span></text:span> &amp; <text:span text:style-name="_3c_persName_3e_"><text:span text:style-name="T4">de</text:span></text:span><text:span text:style-name="_3c_persName_3e_"><text:span text:style-name="T4"> </text:span></text:span><text:span text:style-name="_3c_persName_3e_"><text:span text:style-name="T4">Noailles</text:span></text:span>, que leurs Charges de Maréchal de Camp, &amp; de Iuges du Camp, empescherent de parestre en cette Course : &amp; leur querelle s’estant décidée à <text:span text:style-name="Comment_20_Reference"><text:span text:style-name="T3"><office:annotation office:name="4"><dc:creator>Windows User</dc:creator><dc:date>2020-02-14T15:40:00.96</dc:date><text:p>Comment baliser les moments de la journée ?</text:p><text:p/></office:annotation></text:span></text:span><text:span text:style-name="_3c_date_3e_"><text:span text:style-name="T5">l’entrée de la Nuit</text:span></text:span><office:annotation-end office:name="4"/>, par les avantages du <text:span text:style-name="_3c_persName_3e_"><text:span text:style-name="T4">Marq</text:span></text:span><text:span text:style-name="_3c_persName_3e_"><text:span text:style-name="T4">uis de la </text:span></text:span><text:span text:style-name="_3c_persName_3e_"><text:span text:style-name="T4">Valliere</text:span></text:span> qui emporta le Prix, toute la place parut eclairée d'vn <text:span text:style-name="_3c_tech_3e_"><text:span text:style-name="T4">nombre infini d</text:span></text:span><text:span text:style-name="_3c_tech_3e_"><text:span text:style-name="T4">e flambeaux sur des ch</text:span></text:span><text:span text:style-name="_3c_tech_3e_"><text:span text:style-name="T4">an</text:span></text:span><text:span text:style-name="_3c_tech_3e_"><text:span text:style-name="T4">deliers suspendus</text:span></text:span> a l’entour des Palissades, &amp; prodüisans les plus agréables effets du monde.</text:p>
      <text:p text:style-name="Body_20_Text">En mesme temps, on veid entrer par le Portique de la droite, vne <text:span text:style-name="_3c_persName_3e_"><text:span text:style-name="T4">Compagnie de 36 </text:span></text:span><text:span text:style-name="_3c_persName_3e_"><text:span text:style-name="T4">Concer</text:span></text:span><text:span text:style-name="_3c_persName_3e_"><text:span text:style-name="T4">tans</text:span></text:span>, qui marchoyent en fort bel ordre, au devant des <text:span text:style-name="_3c_name_3e_"><text:span text:style-name="T4">4 Saisons</text:span></text:span> : le <text:span text:style-name="_3c_name_3e_"><text:span text:style-name="T4">Printemps</text:span></text:span> sur vn cheval de Naples, <text:span text:style-name="_3c_name_3e_"><text:span text:style-name="T4">l'Eté</text:span></text:span>, sur vn Eléphant d’Ethiopie, <text:span text:style-name="_3c_name_3e_"><text:span text:style-name="T4">l'Automne</text:span></text:span>, sur vn Chameau d'Asie &amp; <text:span text:style-name="_3c_name_3e_"><text:span text:style-name="T4">l'Hyver</text:span></text:span>, sur vn Ours d'Hybernie : chacun se faisant connoistre par ses Fleurs, ses Epics, ses Früits, &amp; ses Glaces. </text:p>
      <text:p text:style-name="Body_20_Text"/>
      <text:p text:style-name="Body_20_Text"><text:span text:style-name="_3c_pb_3e_"><text:span text:style-name="T2">489</text:span></text:span></text:p>
      <text:p text:style-name="Body_20_Text"><text:soft-page-break/>A peine cette nombreuse <text:span text:style-name="_3c_persName_3e_"><text:span text:style-name="T4">Troupe</text:span></text:span> se fut également séparée aux deux costez de la Place, en présence de <text:span text:style-name="_3c_persName_3e_"><text:span text:style-name="T4">Leurs Majestez</text:span></text:span>, laissans les 4 Animaux de front au devant d'Elles, qu'il parut à</text:p>
      <text:p text:style-name="Body_20_Text">leur süite, <text:span text:style-name="_3c_persName_3e_"><text:span text:style-name="T4">48 hommes</text:span></text:span>, qui représentoyent <text:span text:style-name="_3c_persName_3e_"><text:span text:style-name="T4">12 </text:span></text:span><text:span text:style-name="_3c_persName_3e_"><text:span text:style-name="T4">Jardiniers</text:span></text:span>, <text:span text:style-name="_3c_persName_3e_"><text:span text:style-name="T4">autant de Moissonneurs</text:span></text:span>, <text:span text:style-name="_3c_persName_3e_"><text:span text:style-name="T4">pareil nom</text:span></text:span><text:span text:style-name="_3c_persName_3e_"><text:span text:style-name="T4">bre de Vandangeurs</text:span></text:span>, &amp; <text:span text:style-name="_3c_persName_3e_"><text:span text:style-name="T4">12 Vieillards</text:span></text:span>, tous chargez de <text:span text:style-name="_3c_tech_3e_"><text:span text:style-name="T4">grands Bassins de Früits en pyramides</text:span></text:span>, dont l'embellissement, la magnificence, &amp; la rareté, mirent les Spectateurs dans vne admiration extraordinaire.</text:p>
      <text:p text:style-name="Body_20_Text"><text:span text:style-name="_3c_name_3e_"><text:span text:style-name="T4">Les Saisons</text:span></text:span> s'adressans à <text:span text:style-name="_3c_persName_3e_"><text:span text:style-name="T4">la Reyne</text:span></text:span>, par de beaux Vers à sa loüange, lui offrirent leurs Présens, que ceux de leur Süite portèrent sur<text:span text:style-name="_3c_tech_3e_"><text:span text:style-name="T4"> 4 Buffets</text:span></text:span> qui parurent aux deux costez des Portiques de la droite &amp; de la gauche : ce qu'ils n'eurent pas achevé, qu'vn nouveau brüit, mais des plus doux, obligea les Spectateurs à tourner les yeux du costé des mesmes Portiques.</text:p>
      <text:p text:style-name="Body_20_Text">C'estoit vne autre <text:span text:style-name="_3c_persName_3e_"><text:span text:style-name="T4">Bande de Concertans</text:span></text:span> qui en fortoyent, marchans au petit pas a en tres-bel ordre, encor au devant d'<text:span text:style-name="_3c_tech_3e_"><text:span text:style-name="T4">v</text:span></text:span><text:span text:style-name="_3c_tech_3e_"><text:span text:style-name="T4">ne Machine de 18</text:span></text:span><text:span text:style-name="_3c_tech_3e_"><text:span text:style-name="T4"> </text:span></text:span><text:span text:style-name="_3c_tech_3e_"><text:span text:style-name="T4">pieds de haut, &amp; de 12</text:span></text:span><text:span text:style-name="_3c_tech_3e_"><text:span text:style-name="T4"> de large</text:span></text:span>, constrüite de plusieurs troncs d'arbres entrelassez, &amp; portée avec tant d'artifice, qu'il sembloit qu'elle se</text:p>
      <text:p text:style-name="Body_20_Text"/>
      <text:p text:style-name="Body_20_Text"><text:span text:style-name="_3c_pb_3e_"><text:span text:style-name="T2">490 </text:span></text:span></text:p>
      <text:p text:style-name="Body_20_Text">remüast par elle mesme. <text:span text:style-name="_3c_name_3e_"><text:span text:style-name="T4">Diane</text:span></text:span> &amp; <text:span text:style-name="_3c_name_3e_"><text:span text:style-name="T4">Pan</text:span></text:span> qui estoyent dessus, se présentérent ainsi, à <text:span text:style-name="_3c_persName_3e_"><text:span text:style-name="T4">Leurs Ma</text:span></text:span><text:span text:style-name="_3c_persName_3e_"><text:span text:style-name="T4">jestez</text:span></text:span> : &amp; lors que <text:span text:style-name="_3c_tech_3e_"><text:span text:style-name="T4">la Machine</text:span></text:span> fut arrivée au milieu de la Place, &amp; que tous les <text:span text:style-name="_3c_persName_3e_"><text:span text:style-name="T4">Concertans</text:span></text:span></text:p>
      <text:p text:style-name="Body_20_Text">joints ensemble, eurent ravi l'Assistance, ils leur offrirent ce qu'ils avoyent de meilleur de leur Chasse, &amp; de leur Ménagerie, qui consistoit en <text:span text:style-name="_3c_tech_3e_"><text:span text:style-name="T4">36 grands plats de viandes</text:span></text:span> portez par autant d'hommes, sur leurs testes accompagnez de plusieurs autres, avec <text:span text:style-name="_3c_tech_3e_"><text:span text:style-name="T4">des flambeaux</text:span></text:span>, &amp; de <text:span text:style-name="_3c_persName_3e_"><text:span text:style-name="T4">18</text:span></text:span><text:span text:style-name="_3c_persName_3e_"><text:span text:style-name="T4"> </text:span></text:span><text:span text:style-name="_3c_persName_3e_"><text:span text:style-name="T4">Pages</text:span></text:span> pour servir à Table.</text:p>
      <text:p text:style-name="Body_20_Text">Il n'y a que le seul Spectacle de tant de choses qu'on veid alors, qui püisse faire concevoir l'effet qu'elles prodüisoyent pour former vne espéce d'enchantement dans vn si beau lieu, ainsi que le parut encor vne Table qui se découvrit en mesme temps que toutes les Machines eurent repris leur route pour rentrer, &amp; que les <text:span text:style-name="_3c_persName_3e_"><text:span text:style-name="T4">Concertans</text:span></text:span> défîlérent devant <text:span text:style-name="_3c_persName_3e_"><text:span text:style-name="T4">Leurs</text:span></text:span><text:span text:style-name="_3c_persName_3e_"><text:span text:style-name="T4"> </text:span></text:span><text:span text:style-name="_3c_persName_3e_"><text:span text:style-name="T4">Majestez</text:span></text:span>, pour se placer en face, sur vn <text:span text:style-name="_3c_tech_3e_"><text:span text:style-name="T4">Echa</text:span></text:span><text:span text:style-name="_3c_tech_3e_"><text:span text:style-name="T4">faut</text:span></text:span> qu'on avoit expres dressé.</text:p>
      <text:p text:style-name="Body_20_Text">Cette <text:span text:style-name="_3c_tech_3e_"><text:span text:style-name="T4">Table esloit de 72 pieds de long</text:span></text:span>, en demi Cercle, ornée de <text:span text:style-name="_3c_tech_3e_"><text:span text:style-name="T4">grands Festons de fleurs</text:span></text:span>, avec 42 Couverts, &amp; <text:span text:style-name="_3c_tech_3e_"><text:span text:style-name="T4">72 flambeaux de vermeil</text:span></text:span><text:span text:style-name="_3c_tech_3e_"><text:span text:style-name="T4"> </text:span></text:span><text:span text:style-name="_3c_tech_3e_"><text:span text:style-name="T4">doré</text:span></text:span> : &amp; ceux de la Süite de <text:span text:style-name="_3c_name_3e_"><text:span text:style-name="T4">Pan</text:span></text:span> &amp; de <text:span text:style-name="_3c_name_3e_"><text:span text:style-name="T4">Diane</text:span></text:span>, y posérent leurs plats, qui composérent le plus</text:p>
      <text:p text:style-name="Body_20_Text"/>
      <text:p text:style-name="Body_20_Text"><text:span text:style-name="_3c_pb_3e_"><text:span text:style-name="T2">491</text:span></text:span></text:p>
      <text:p text:style-name="Body_20_Text">superbe &amp; le plus délicieux <text:span text:style-name="_3c_tech_3e_"><text:span text:style-name="T4">Festin</text:span></text:span> qu’on püisse</text:p>
      <text:p text:style-name="Body_20_Text">imaginer.</text:p>
      <text:p text:style-name="Body_20_Text">Cependant, <text:span text:style-name="_3c_persName_3e_"><text:span text:style-name="T4">24 Dans</text:span></text:span><text:span text:style-name="_3c_persName_3e_"><text:span text:style-name="T4">eurs</text:span></text:span> sur l’espace du Terrain qui demeuroit vüide, firent vne fort belle Entrée : &amp; lors, <text:span text:style-name="_3c_persName_3e_"><text:span text:style-name="T4">Leurs Majeste</text:span></text:span><text:span text:style-name="_3c_persName_3e_"><text:span text:style-name="T4">z</text:span></text:span> prirent leur place au milieu de cette Table, ayans à leurs costez, <text:span text:style-name="_3c_persName_3e_"><text:span text:style-name="T4">Monsi</text:span></text:span><text:span text:style-name="_3c_persName_3e_"><text:span text:style-name="T4">eur</text:span></text:span>,<text:span text:style-name="_3c_persName_3e_"><text:span text:style-name="T4"> </text:span></text:span><text:span text:style-name="_3c_persName_3e_"><text:span text:style-name="T4">M</text:span></text:span><text:span text:style-name="_3c_persName_3e_"><text:span text:style-name="T4">adame</text:span></text:span>, &amp; <text:span text:style-name="_3c_persName_3e_"><text:span text:style-name="T4">les autres Princesse</text:span></text:span><text:span text:style-name="_3c_persName_3e_"><text:span text:style-name="T4">s</text:span></text:span>, &amp; <text:span text:style-name="_3c_persName_3e_"><text:span text:style-name="T4">Dames</text:span></text:span> de la plus haute qualité, si <text:soft-page-break/>avantageusement parées, qu'il sembloit que ce <text:span text:style-name="_3c_tech_3e_"><text:span text:style-name="T4">Banquet</text:span></text:span> fust celui des Dieux, &amp; que le <text:span text:style-name="_3c_placeName_3e_"><text:span text:style-name="T4">petit Parc de Ve</text:span></text:span><text:span text:style-name="_3c_placeName_3e_"><text:span text:style-name="T4">r</text:span></text:span><text:span text:style-name="_3c_placeName_3e_"><text:span text:style-name="T4">sailles</text:span></text:span> se fust converti en leur Olympe. Aussi le Ciel s'estoit paré <text:span text:style-name="Comment_20_Reference"><text:span text:style-name="T3"><office:annotation office:name="5"><dc:creator>Windows User</dc:creator><dc:date>2020-02-14T15:45:00.97</dc:date><text:p>Balisage des moments de la journée ?</text:p><text:p/></office:annotation></text:span></text:span><text:span text:style-name="_3c_date_3e_"><text:span text:style-name="T5">cette nüi</text:span></text:span><text:span text:style-name="_3c_date_3e_"><text:span text:style-name="T5">t là</text:span></text:span><office:annotation-end office:name="5"/>, de ses plus beaux Astres: &amp; l'on eust dist qu'il en avoit fait autant d'yeux pour mieux assister à ce Spectacle, capable de lui donner de la jalousie, comme tout le reste de la Terre. Mais si la Vüe &amp; le Goust y estoyent pleinement délectez, <text:s/>l’Oüye ne l'estoit pas moins, par la douceur de l’Harmonie de tant de <text:span text:style-name="_3c_persName_3e_"><text:span text:style-name="T4">Concertans</text:span></text:span>, qui exécutérent, miraculeusement, les plus beaux Airs que le <text:span text:style-name="_3c_persName_3e_"><text:span text:style-name="T4">Sieur Baptis</text:span></text:span><text:span text:style-name="_3c_persName_3e_"><text:span text:style-name="T4">te</text:span></text:span> nostre sçavant Orphée , eust encor fait entendre à cette charmante Cour: &amp; <text:s/>c'est ainsi que se termina le premier Jour des Divertissemens de l’Isle enchantée.</text:p>
      <text:p text:style-name="Body_20_Text"/>
      <text:p text:style-name="Body_20_Text">Le lendemain, toute la Décoration ayant</text:p>
      <text:p text:style-name="Body_20_Text"/>
      <text:p text:style-name="Body_20_Text"><text:span text:style-name="_3c_pb_3e_"><text:span text:style-name="T2">492</text:span></text:span></text:p>
      <text:p text:style-name="Body_20_Text">esté changée, on apperçeut au delà du Portique qui eftoit en face, <text:span text:style-name="_3c_placeName_3e_"><text:span text:style-name="T4">v</text:span></text:span><text:span text:style-name="_3c_placeName_3e_"><text:span text:style-name="T4">ne tres grande Sale</text:span></text:span>, remplie</text:p>
      <text:p text:style-name="Body_20_Text">de siéges &amp; d' Echafaux, vis à vis vn autre Portique fermé par vn Rideau. <text:span text:style-name="_3c_persName_3e_"><text:span text:style-name="T4">Le Roy</text:span></text:span> &amp; <text:span text:style-name="_3c_persName_3e_"><text:span text:style-name="T4">les Rey</text:span></text:span><text:span text:style-name="_3c_persName_3e_"><text:span text:style-name="T4">nes</text:span></text:span> s'y estans rendus sur les <text:span text:style-name="Comment_20_Reference"><text:span text:style-name="T3"><office:annotation office:name="6"><dc:creator>Windows User</dc:creator><dc:date>2020-02-14T15:46:00.97</dc:date><text:p>Balisage des heures ?</text:p><text:p/></office:annotation></text:span></text:span><text:span text:style-name="_3c_date_3e_"><text:span text:style-name="T5">8 heures du s</text:span></text:span><text:span text:style-name="_3c_date_3e_"><text:span text:style-name="T5">oir</text:span></text:span><office:annotation-end office:name="6"/>, accompagnez de toute la Cour, on découvrit entre les Pallissades de la mesme Allée où s'estoit faite la <text:span text:style-name="_3c_tech_3e_"><text:span text:style-name="T4">Course de Bague</text:span></text:span>, vn fort beau, &amp; fort vaste <text:span text:style-name="_3c_placeName_3e_"><text:span text:style-name="T4">Théâtre</text:span></text:span> éclairé de <text:span text:style-name="_3c_tech_3e_"><text:span text:style-name="T4">quantité de Lustres</text:span></text:span>: &amp; l’on y donna à <text:span text:style-name="_3c_persName_3e_"><text:span text:style-name="T4">Leurs Majestez</text:span></text:span>, le divertissement d'vne <text:span text:style-name="_3c_tech_3e_"><text:span text:style-name="T4">Comédie</text:span></text:span>, en laquelle vn <text:span text:style-name="_3c_name_3e_"><text:span text:style-name="T4">Prince</text:span></text:span> d'humeur magnifique, ayant vne <text:span text:style-name="_3c_name_3e_"><text:span text:style-name="T4">Fille</text:span></text:span> autant ennemie de l'Amour, quelle estoit aimable par ses charmantes qualitez, proposa des Ieux célébres &amp; y convia <text:span text:style-name="_3c_name_3e_"><text:span text:style-name="T4">divers Princes</text:span></text:span>, dans la pensée quelle y feroit, enfin, chois d'vn Amant digne d'elle. Outre que l'Intrigue en estoit galante, elle fut entremeslée d'<text:span text:style-name="_3c_tech_3e_"><text:span text:style-name="T4">Entrées de Balet</text:span></text:span>, &amp; de <text:span text:style-name="_3c_tech_3e_"><text:span text:style-name="T4">Flûtes &amp; de Violons</text:span></text:span>, ensorte que rien ne pouvoit estre pIus agréable, ni plus divertissant pour cette seconde journée.</text:p>
      <text:p text:style-name="Body_20_Text"/>
      <text:p text:style-name="Body_20_Text">Mais ce qui se passa en la 3, ne se peut exprimer que par des Idées au delà du vrai semblable : &amp; ce fut alors, aussi, que les Spectateurs crûrent estre en vne Isle enchantée. Le Théâtre de ces</text:p>
      <text:p text:style-name="Body_20_Text"/>
      <text:p text:style-name="Body_20_Text"><text:span text:style-name="_3c_pb_3e_"><text:span text:style-name="T2">493</text:span></text:span></text:p>
      <text:p text:style-name="Body_20_Text">nouveaux Miracles, estoit vn <text:span text:style-name="_3c_tech_3e_"><text:span text:style-name="T4">Rondeau </text:span></text:span>qui est au bout de la mesme Allée en Ovale, de prés de 200 pas de long, &amp; de 140 de large. Il y avoit vn <text:span text:style-name="_3c_tech_3e_"><text:span text:style-name="T4">Rocher de 60 pieds en quarré, &amp; de 3 de haut</text:span></text:span>, sur lequel, au milieu d'vne Plaine, il en paressoit <text:span text:style-name="_3c_tech_3e_"><text:span text:style-name="T4">v</text:span></text:span><text:span text:style-name="_3c_tech_3e_"><text:span text:style-name="T4">n autre de huit pieds de large, &amp; d'autant</text:span></text:span><text:span text:style-name="_3c_tech_3e_"><text:span text:style-name="T4"> </text:span></text:span><text:span text:style-name="_3c_tech_3e_"><text:span text:style-name="T4">de haut </text:span></text:span>: &amp; aux deux costez de cette Isle, on en voyoit <text:span text:style-name="_3c_tech_3e_"><text:span text:style-name="T4">encor deux</text:span></text:span> à distance d’environ 40 pieds, qui s'elargissoyent jusques au bord, faisans de part &amp; d'autre, vne parfaite Symétrie. Ces Rochers estoyent remplis d'vn costé, d’vn nombre infini de toutes sorces de <text:span text:style-name="_3c_persName_3e_"><text:span text:style-name="T4">Concertans</text:span></text:span>, &amp; de l'autre, de <text:span text:style-name="_3c_tech_3e_"><text:span text:style-name="T4">Tymbales, &amp; de Trompettes</text:span></text:span>, vestus de tres magnifiques habits : &amp; toute l’Isle, les Rochers, &amp; l'enceinte du Rondeau brilloyent d'vne <text:span text:style-name="_3c_tech_3e_"><text:span text:style-name="T4">prodigieuse quan</text:span></text:span><text:span text:style-name="_3c_tech_3e_"><text:span text:style-name="T4">tité de flam</text:span></text:span><text:span text:style-name="_3c_tech_3e_"><text:span text:style-name="T4">beaux d'autres lumiéres</text:span></text:span> : de facon que le Jour recommança de naitre dans le sein de <text:span text:style-name="Comment_20_Reference"><text:span text:style-name="T3"><office:annotation office:name="7"><dc:creator>Windows User</dc:creator><dc:date>2020-02-14T15:48:00.98</dc:date><text:p>Balisage moments de la journée ?</text:p><text:p/></office:annotation></text:span></text:span><text:span text:style-name="_3c_date_3e_"><text:span text:style-name="T5">la </text:span></text:span><text:soft-page-break/><text:span text:style-name="_3c_date_3e_"><text:span text:style-name="T5">Nüit</text:span></text:span><office:annotation-end office:name="7"/>, malgré la violance des Vents, qui sembloyent pour satisfaire quelques Divinitez jalouses de tant de merveilles, en vouloir troubler l’appareil, mais dont l'on eust dit qu'ils estoyent aussï empeschez par la force de l'enchantement qui parut dans tout ce Spectacle. </text:p>
      <text:p text:style-name="Body_20_Text"><text:span text:style-name="_3c_persName_3e_"><text:span text:style-name="T4">Leurs Majestez</text:span></text:span> s'estans placées, avec toute la Cour, sur les <text:span text:style-name="_3c_tech_3e_"><text:span text:style-name="T4">Amphitéatres</text:span></text:span> qu'on avoit dressez</text:p>
      <text:p text:style-name="Body_20_Text"/>
      <text:p text:style-name="Body_20_Text"><text:span text:style-name="_3c_pb_3e_"><text:span text:style-name="T2">494</text:span></text:span></text:p>
      <text:p text:style-name="Body_20_Text">en face donc si superbe Scéne, Elles y eurent le divertissement d'vn <text:span text:style-name="_3c_tech_3e_"><text:span text:style-name="T4">Balet</text:span></text:span> : lequel commença</text:p>
      <text:p text:style-name="Body_20_Text">par la sortie qui se fit des ouvertures restans aux deux costez entre <text:span text:style-name="_3c_tech_3e_"><text:span text:style-name="T4">l'Isle</text:span></text:span>, &amp; les <text:span text:style-name="_3c_tech_3e_"><text:span text:style-name="T4">Rochers</text:span></text:span>, par la Magicienne <text:span text:style-name="_3c_name_3e_"><text:span text:style-name="T4">Alcine</text:span></text:span>, avec <text:span text:style-name="_3c_name_3e_"><text:span text:style-name="T4">deux de ses Compagnes</text:span></text:span>, chacune montée sur vn <text:span text:style-name="Comment_20_Reference"><text:span text:style-name="T8"><office:annotation office:name="8"><dc:creator>Windows User</dc:creator><dc:date>2020-02-21T12:32:00.98</dc:date><text:p>Est-ce un rôle ou une technique ?</text:p><text:p/></office:annotation></text:span></text:span>Monstre</text:p>
      <text:p text:style-name="Body_20_Text">marin<office:annotation-end office:name="8"/>.</text:p>
      <text:p text:style-name="Body_20_Text">Estant arrivée au bord du <text:span text:style-name="_3c_tech_3e_"><text:span text:style-name="T4">Rondeau</text:span></text:span> devant <text:span text:style-name="_3c_persName_3e_"><text:span text:style-name="T4">Leurs Majestez</text:span></text:span>, elle découvrit par des Vers, à à ses <text:span text:style-name="_3c_name_3e_"><text:span text:style-name="T4">deux Nymphes</text:span></text:span>, le trouble où l’avoyent mise des prodiges, &amp; des songes qui lui faisoyent appréhender la rüine de son Pouvoir, &amp; la perte de ses Amans, meslant à ses plaintes, les loüanges de la <text:span text:style-name="_3c_persName_3e_"><text:span text:style-name="T4">Reyne Mé</text:span></text:span><text:span text:style-name="_3c_persName_3e_"><text:span text:style-name="T4">re</text:span></text:span> : puis elle ordonna que le Palais où elle tenoit <text:span text:style-name="_3c_name_3e_"><text:span text:style-name="T4">Roger</text:span></text:span> enchanté, s’ouvrist. A l'instant, par vn admirable artifice, le <text:span text:style-name="_3c_tech_3e_"><text:span text:style-name="T4">Ro</text:span></text:span><text:span text:style-name="_3c_tech_3e_"><text:span text:style-name="T4">cher</text:span></text:span> se séparant aux deux bords de l’Isle, laissa voir ce <text:span text:style-name="_3c_tech_3e_"><text:span text:style-name="T4">Palais </text:span></text:span>qui surprit également les Spectateurs par sa magnifique structure, &amp; par l'élévation qui s'en fit, à mesure que le <text:span text:style-name="_3c_tech_3e_"><text:span text:style-name="T4">Rocher</text:span></text:span><text:span text:style-name="_3c_tech_3e_"><text:span text:style-name="T4"> </text:span></text:span><text:span text:style-name="_3c_tech_3e_"><text:span text:style-name="T4">s'ouvr</text:span></text:span><text:span text:style-name="_3c_tech_3e_"><text:span text:style-name="T4">oit, jusques à la hauteur de 25 pieds</text:span></text:span><text:span text:style-name="_3c_tech_3e_"><text:span text:style-name="T4">, s'é-</text:span></text:span><text:span text:style-name="_3c_tech_3e_"><text:span text:style-name="T4"> </text:span></text:span><text:span text:style-name="_3c_tech_3e_"><text:span text:style-name="T4">largissant, auss</text:span></text:span><text:span text:style-name="_3c_tech_3e_"><text:span text:style-name="T4">ï, à proportion</text:span></text:span><text:span text:style-name="_3c_tech_3e_"><text:span text:style-name="T4"> jusques à 30</text:span></text:span> : en sorte qu'on ne peut assez loüer le <text:span text:style-name="_3c_persName_3e_"><text:span text:style-name="T4">Sieur Vigara</text:span></text:span><text:span text:style-name="_3c_persName_3e_"><text:span text:style-name="T4">ni</text:span></text:span> Gentil-homme Modenois, qui par toutes les étonnantes Machines qui servirent aux Diver- tissemens de ces trois Iournées, soûtint si digne-</text:p>
      <text:p text:style-name="Body_20_Text"/>
      <text:p text:style-name="Body_20_Text"><text:span text:style-name="_3c_pb_3e_"><text:span text:style-name="T2">495</text:span></text:span></text:p>
      <text:p text:style-name="Body_20_Text">mênt sa qualité d’Ingénieur du Roy.</text:p>
      <text:p text:style-name="Body_20_Text">Pendant que les beautez de ce Palais se dévelopoyent ainsi, on entendit de toutes parts, l'harmonie des <text:span text:style-name="_3c_persName_3e_"><text:span text:style-name="T4">Concertans</text:span></text:span> placez sur <text:span text:style-name="_3c_tech_3e_"><text:span text:style-name="T4">les</text:span></text:span><text:span text:style-name="_3c_tech_3e_"><text:span text:style-name="T4"> Ro</text:span></text:span><text:span text:style-name="_3c_tech_3e_"><text:span text:style-name="T4">chers</text:span></text:span> : &amp; incontinant apres, il se fit six Entrées, l'vne de <text:span text:style-name="_3c_name_3e_"><text:span text:style-name="T4">s</text:span></text:span><text:span text:style-name="_3c_name_3e_"><text:span text:style-name="T4">ix</text:span></text:span><text:span text:style-name="_3c_name_3e_"><text:span text:style-name="T4"> </text:span></text:span><text:span text:style-name="_3c_name_3e_"><text:span text:style-name="T4">Géans</text:span></text:span> de hauteur prodigieuse, qui estoyent commis à la Garde des Dehors d'vn Lieu si considérable, &amp; qu'accompagnoyent <text:span text:style-name="_3c_name_3e_"><text:span text:style-name="T4">4</text:span></text:span><text:span text:style-name="_3c_name_3e_"><text:span text:style-name="T4"> </text:span></text:span><text:span text:style-name="_3c_name_3e_"><text:span text:style-name="T4">Nains</text:span></text:span> : la 2, de <text:span text:style-name="_3c_name_3e_"><text:span text:style-name="T4">8 Maures</text:span></text:span>, chargez de la garde du dedans, &amp; qui le visitérent exactement, chacun avec <text:span text:style-name="_3c_tech_3e_"><text:span text:style-name="T4">deux flambeaux</text:span></text:span> : la 3, de s<text:span text:style-name="_3c_name_3e_"><text:span text:style-name="T4">ix des Cheva</text:span></text:span><text:span text:style-name="_3c_name_3e_"><text:span text:style-name="T4">liers </text:span></text:span>enchantez qui essayans de forcer leur Prison, furent attaquez par autant de Monstres qui en demeurérent victorieux : la 4, de la Magicienne <text:span text:style-name="_3c_name_3e_"><text:span text:style-name="T4">Alcine</text:span></text:span>, qui troublée de cette Avanture, invoqua, derechef, tous ses <text:span text:style-name="_3c_name_3e_"><text:span text:style-name="T4">Esprits </text:span></text:span>, deux desquels se présentérent, faisans des sauts avec l'agilité qui leur est propre : la 5, d'autres <text:span text:style-name="_3c_name_3e_"><text:span text:style-name="T4">Démons</text:span></text:span><text:span text:style-name="_3c_name_3e_"><text:span text:style-name="T4"> </text:span></text:span>qui la vinrent asseurer qu'ils employeroyent tous leurs soins pour son repos : &amp; la dernière de la mesme Magicienne, qui ayant apperçeu aupres de <text:span text:style-name="_3c_name_3e_"><text:span text:style-name="T4">Roger</text:span></text:span> &amp; <text:span text:style-name="_3c_name_3e_"><text:span text:style-name="T4">des Chevaliers de sa Süite</text:span></text:span>, vne <text:span text:style-name="_3c_name_3e_"><text:span text:style-name="T4">Mélisse</text:span></text:span> donc elle avoit tousjours redouté la püissance, &amp; qui estoit lors <text:span text:style-name="_3c_tech_3e_"><text:span text:style-name="T4">déguisée en Athl</text:span></text:span><text:span text:style-name="_3c_tech_3e_"><text:span text:style-name="T4">as</text:span></text:span>, accouroit pour empesher l'effet qu' elle venoit prodüire.</text:p>
      <text:p text:style-name="Body_20_Text"/>
      <text:p text:style-name="Body_20_Text"><text:soft-page-break/><text:span text:style-name="_3c_pb_3e_"><text:span text:style-name="T2">496</text:span></text:span></text:p>
      <text:p text:style-name="Body_20_Text">Mais comme cette <text:span text:style-name="_3c_name_3e_"><text:span text:style-name="T4">Mélisse</text:span></text:span> avoit desja mis au doigt de ce brave Chevalier, vne Bague qui détrüisoit les Enchantemens, elle ne pût s' opposer à sa süte : &amp; de desespoir, elle mit le feu à son <text:span text:style-name="_3c_tech_3e_"><text:span text:style-name="T4">Palais</text:span></text:span>, avec <text:span text:style-name="_3c_tech_3e_"><text:span text:style-name="T4">v</text:span></text:span><text:span text:style-name="_3c_tech_3e_"><text:span text:style-name="T4">n flambeau</text:span></text:span>, de maniére qu'il disparut incontinant, avec toutes les lumiéres.</text:p>
      <text:p text:style-name="Body_20_Text">Aussitost, on découvrit en sa place, vn <text:span text:style-name="_3c_tech_3e_"><text:span text:style-name="T4">Feu d’ar</text:span></text:span><text:span text:style-name="_3c_tech_3e_"><text:span text:style-name="T4">tifice</text:span></text:span>, duquel il n'est pas moins difficile de faire vne fidelle description que du reste, puis qu'à peine les Spectateurs eurent le temps d'en re- marquer les diverses beautez, dans la grande foule des Feux qui remplirent durant demi-</text:p>
      <text:p text:style-name="Body_20_Text">heure, l'Eau, l’Air, &amp; la Terre de leur lumiére, &amp; de leur tintamarre.</text:p>
      <text:p text:style-name="Body_20_Text">Ce fut par là, que se terminérent les Divertissemens de l’Isle enchantée, qui doivent faire avoüer que la France n'est pas moins grande &amp; magnifique dans la Paix , que conquérante &amp; glorieuse dans la Guerre, depuis que son Sceptre est dans les mains d'vn Monarque, dont les jours sont tous remplis de merveilles qui n'ont point d'exemple dans le Passé, &amp; qui n'auront rien de semblable dans l'Avenir.</text:p>
      <text:p text:style-name="_3c_byline_3e_">A Paris, du bureau d’Adresse, aux Galleries du Lou-</text:p>
      <text:p text:style-name="_3c_byline_3e_">vre, devant la rüe S. Thomas, le 28 May 1664. </text:p>
      <text:p text:style-name="_3c_byline_3e_">Avec Privilége. </text:p>
      <text:p text:style-name="Body_20_Text"/>
      <text:p text:style-name="Body_20_Text"/>
      <text:p text:style-name="Body_20_Text"/>
      <text:p text:style-name="Body_20_Text"/>
      <text:p text:style-name="Body_20_Text"/>
      <text:p text:style-name="Body_20_Text">Les titres et corps de texte sont stylés à partir des styles par défaut du logiciel (Titre, Titre 1, Titre 2, Corps de Texte, etc.).</text:p>
      <text:p text:style-name="Body_20_Text"/>
      <text:p text:style-name="Body_20_Text">Les salutations</text:p>
      <text:p text:style-name="Body_20_Text">Les vers</text:p>
      <text:p text:style-name="Body_20_Text"/>
      <text:p text:style-name="Body_20_Text"><text:span text:style-name="_3c_placeName_3e_"><text:span text:style-name="T4">Les noms de lieu</text:span></text:span></text:p>
      <text:p text:style-name="Body_20_Text"><text:span text:style-name="_3c_date_3e_"><text:span text:style-name="T5">Les dates</text:span></text:span></text:p>
      <text:p text:style-name="Body_20_Text"><text:span text:style-name="_3c_foreign_3e_"><text:span text:style-name="T5">Les segments en langue étrangère</text:span></text:span></text:p>
      <text:p text:style-name="Body_20_Text"/>
      <text:p text:style-name="Body_20_Text"><text:span text:style-name="_3c_name_3e_"><text:span text:style-name="T4">Les noms de personnages</text:span></text:span></text:p>
      <text:p text:style-name="Body_20_Text"/>
      <text:p text:style-name="Body_20_Text"><text:soft-page-break/><text:span text:style-name="_3c_persName_3e_"><text:span text:style-name="T4">Les noms de personnes réelles</text:span></text:span></text:p>
      <text:p text:style-name="Body_20_Text"/>
      <text:p text:style-name="Body_20_Text"><text:span text:style-name="_3c_tech_3e_"><text:span text:style-name="T4">Les techniques</text:span></text:span></text:p>
      <text:p text:style-name="Body_20_Text"/>
      <text:p text:style-name="Body_20_Text">L’annonce de l’auteur ou de l’éditeur : « Par Barbier »</text:p>
      <text:p text:style-name="Body_20_Text"/>
      <text:p text:style-name="Body_20_Text"><text:span text:style-name="_3c_pb_3e_"><text:span text:style-name="T2">Les numéros de page.</text:span></text:span></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mily-generic="roman"/>
    <style:font-face style:name="Segoe UI1" svg:font-family="'Segoe U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F" svg:font-family="F"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hyphenation-ladder-count="no-limit" style:vertical-align="baseline"/>
      <style:text-properties style:font-name="Calibri" fo:font-size="12pt" style:font-name-asian="Calibri" style:font-size-asian="12pt" style:font-name-complex="F"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Body_20_Text" style:display-name="Body Text" style:family="paragraph" style:parent-style-name="Normal">
      <style:paragraph-properties fo:margin-top="0.15cm" fo:margin-bottom="0.15cm" fo:line-height="115%" fo:text-align="justify" style:justify-single-word="false"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salute_3e_" style:display-name="&lt;salute&gt;" style:family="paragraph" style:parent-style-name="Normal" style:next-style-name="Body_20_Text">
      <style:paragraph-properties fo:margin-top="1cm" fo:margin-bottom="1cm" fo:line-height="100%"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byline_3e_" style:display-name="&lt;byline&gt;" style:family="paragraph" style:parent-style-name="Normal" style:next-style-name="Body_20_Text">
      <style:paragraph-properties fo:margin-top="0cm" fo:margin-bottom="0cm" fo:line-height="100%" fo:text-align="end" style:justify-single-word="false"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l_3e_" style:display-name="&lt;l&gt;" style:family="paragraph" style:parent-style-name="Normal">
      <style:paragraph-properties fo:margin-top="0cm" fo:margin-bottom="0cm" fo:line-height="100%"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Default_20_Paragraph_20_Font" style:display-name="Default Paragraph Font" style:family="text"/>
    <style:style style:name="_3c_pb_3e_" style:display-name="&lt;pb&gt;" style:family="text">
      <style:text-properties fo:color="#999999" style:font-name="Arial1" fo:font-size="11pt" fo:background-color="#ffffff" style:font-size-asian="11pt"/>
    </style:style>
    <style:style style:name="_3c_persName_3e_" style:display-name="&lt;persName&gt;" style:family="text">
      <style:text-properties style:use-window-font-color="true" fo:background-color="#ffff00"/>
    </style:style>
    <style:style style:name="_3c_placeName_3e_" style:display-name="&lt;placeName&gt;" style:family="text">
      <style:text-properties fo:background-color="#ff0000"/>
    </style:style>
    <style:style style:name="_3c_name_3e_" style:display-name="&lt;name&gt;" style:family="text">
      <style:text-properties fo:background-color="#0000ff"/>
    </style:style>
    <style:style style:name="_3c_tech_3e_" style:display-name="&lt;tech&gt;" style:family="text">
      <style:text-properties fo:background-color="#ffff00"/>
    </style:style>
    <style:style style:name="Body_20_Text_20_Char" style:display-name="Body Text Char" style:family="text" style:parent-style-name="Default_20_Paragraph_20_Font">
      <style:text-properties style:font-name="Times" fo:font-size="12pt" style:font-name-asian="Times" style:font-size-asian="12pt" style:language-asian="fr" style:country-asian="FR" style:font-name-complex="Times New Roman" style:font-size-complex="10pt"/>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Windows User</meta:initial-creator>
    <meta:creation-date>2020-02-21T11:35:00Z</meta:creation-date>
    <dc:date>2020-02-21T12:36:50.60</dc:date>
    <meta:editing-cycles>3</meta:editing-cycles>
    <meta:editing-duration>PT13S</meta:editing-duration>
    <meta:document-statistic meta:table-count="0" meta:image-count="0" meta:object-count="0" meta:page-count="9" meta:paragraph-count="95" meta:word-count="3332" meta:character-count="19159"/>
    <meta:template xlink:type="simple" xlink:actuate="onRequest" xlink:title="" xlink:href="Normal"/>
  </office:meta>
</office:document-meta>
</file>